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officeooo:paragraph-rsid="00223f92" style:font-size-asian="14pt" style:font-weight-asian="bold" style:font-size-complex="14pt" style:font-weight-complex="bold"/>
    </style:style>
    <style:style style:name="P2" style:family="paragraph" style:parent-style-name="Standard">
      <style:text-properties officeooo:rsid="00223f92" officeooo:paragraph-rsid="003905e9"/>
    </style:style>
    <style:style style:name="P3" style:family="paragraph" style:parent-style-name="Standard">
      <style:text-properties officeooo:rsid="002915bd" officeooo:paragraph-rsid="003905e9"/>
    </style:style>
    <style:style style:name="P4" style:family="paragraph" style:parent-style-name="Standard">
      <style:text-properties officeooo:rsid="001e91b8" officeooo:paragraph-rsid="003775b4"/>
    </style:style>
    <style:style style:name="P5" style:family="paragraph" style:parent-style-name="Standard">
      <style:text-properties officeooo:rsid="00208d16" officeooo:paragraph-rsid="003905e9"/>
    </style:style>
    <style:style style:name="P6" style:family="paragraph" style:parent-style-name="Standard">
      <style:text-properties fo:font-size="14pt" fo:font-weight="bold" officeooo:paragraph-rsid="0036acbd" style:font-size-asian="14pt" style:font-weight-asian="bold" style:font-size-complex="14pt" style:font-weight-complex="bold"/>
    </style:style>
    <style:style style:name="P7" style:family="paragraph" style:parent-style-name="Standard">
      <style:text-properties fo:font-size="14pt" fo:font-weight="normal" officeooo:rsid="0043b4f3" officeooo:paragraph-rsid="0043b4f3" style:font-size-asian="14pt" style:font-weight-asian="normal" style:font-size-complex="14pt" style:font-weight-complex="normal"/>
    </style:style>
    <style:style style:name="P8" style:family="paragraph" style:parent-style-name="Standard">
      <style:text-properties officeooo:rsid="002c9f9f" officeooo:paragraph-rsid="003905e9"/>
    </style:style>
    <style:style style:name="P9" style:family="paragraph" style:parent-style-name="Standard">
      <style:text-properties fo:color="#000000" fo:font-size="14pt" fo:font-weight="normal" officeooo:rsid="002915bd" officeooo:paragraph-rsid="003bc4dc" style:font-size-asian="14pt" style:font-weight-asian="normal" style:font-size-complex="14pt" style:font-weight-complex="normal"/>
    </style:style>
    <style:style style:name="P10" style:family="paragraph" style:parent-style-name="Standard">
      <style:text-properties fo:color="#000000" fo:font-size="14pt" fo:font-weight="normal" officeooo:rsid="003bc4dc" officeooo:paragraph-rsid="003bc4dc" style:font-size-asian="14pt" style:font-weight-asian="normal" style:font-size-complex="14pt" style:font-weight-complex="normal"/>
    </style:style>
    <style:style style:name="P11" style:family="paragraph" style:parent-style-name="Standard">
      <style:text-properties fo:color="#000000" fo:font-size="14pt" fo:font-weight="normal" officeooo:rsid="003cc51e" officeooo:paragraph-rsid="003cc51e" style:font-size-asian="14pt" style:font-weight-asian="normal" style:font-size-complex="14pt" style:font-weight-complex="normal"/>
    </style:style>
    <style:style style:name="P12" style:family="paragraph" style:parent-style-name="Standard">
      <style:text-properties fo:color="#000000" fo:font-size="14pt" fo:font-weight="normal" officeooo:rsid="003deb5a" officeooo:paragraph-rsid="003deb5a" style:font-size-asian="14pt" style:font-weight-asian="normal" style:font-size-complex="14pt" style:font-weight-complex="normal"/>
    </style:style>
    <style:style style:name="P13" style:family="paragraph" style:parent-style-name="Standard">
      <style:text-properties fo:color="#000000" fo:font-size="14pt" fo:font-weight="normal" officeooo:rsid="0031099b" officeooo:paragraph-rsid="003deb5a" style:font-size-asian="14pt" style:font-weight-asian="normal" style:font-size-complex="14pt" style:font-weight-complex="normal"/>
    </style:style>
    <style:style style:name="P14" style:family="paragraph" style:parent-style-name="Standard">
      <style:text-properties fo:color="#000000" fo:font-size="14pt" fo:font-weight="normal" officeooo:rsid="00223f92" officeooo:paragraph-rsid="00429cfe" style:font-size-asian="14pt" style:font-weight-asian="normal" style:font-size-complex="14pt" style:font-weight-complex="normal"/>
    </style:style>
    <style:style style:name="P15" style:family="paragraph" style:parent-style-name="Standard">
      <style:text-properties fo:color="#000000" fo:font-size="14pt" fo:font-weight="normal" officeooo:rsid="0029348f" officeooo:paragraph-rsid="00429cfe" style:font-size-asian="14pt" style:font-weight-asian="normal" style:font-size-complex="14pt" style:font-weight-complex="normal"/>
    </style:style>
    <style:style style:name="P16" style:family="paragraph" style:parent-style-name="Standard">
      <style:text-properties officeooo:rsid="003905e9" officeooo:paragraph-rsid="003905e9"/>
    </style:style>
    <style:style style:name="P17" style:family="paragraph" style:parent-style-name="Standard">
      <style:text-properties officeooo:rsid="002b7ff5" officeooo:paragraph-rsid="003905e9"/>
    </style:style>
    <style:style style:name="P18" style:family="paragraph" style:parent-style-name="Standard">
      <style:text-properties officeooo:rsid="002d6a4b" officeooo:paragraph-rsid="003905e9" fo:background-color="#fff9ae"/>
    </style:style>
    <style:style style:name="P19" style:family="paragraph" style:parent-style-name="Standard">
      <style:text-properties officeooo:rsid="00273cb3" officeooo:paragraph-rsid="003905e9"/>
    </style:style>
    <style:style style:name="P20" style:family="paragraph" style:parent-style-name="Standard">
      <style:text-properties officeooo:paragraph-rsid="003905e9"/>
    </style:style>
    <style:style style:name="P21" style:family="paragraph" style:parent-style-name="Standard">
      <style:text-properties officeooo:rsid="0031099b" officeooo:paragraph-rsid="003905e9"/>
    </style:style>
    <style:style style:name="P22" style:family="paragraph" style:parent-style-name="Standard">
      <style:text-properties officeooo:paragraph-rsid="00223f92"/>
    </style:style>
    <style:style style:name="P23" style:family="paragraph" style:parent-style-name="Standard">
      <style:text-properties officeooo:rsid="002edc67" officeooo:paragraph-rsid="003905e9"/>
    </style:style>
    <style:style style:name="P24" style:family="paragraph" style:parent-style-name="Standard">
      <style:text-properties style:use-window-font-color="true" fo:font-size="14pt" fo:font-weight="normal" officeooo:rsid="003deb5a" officeooo:paragraph-rsid="003f53ae" style:font-size-asian="14pt" style:font-weight-asian="normal" style:font-size-complex="14pt" style:font-weight-complex="normal"/>
    </style:style>
    <style:style style:name="P25" style:family="paragraph" style:parent-style-name="Standard">
      <style:text-properties style:use-window-font-color="true" fo:font-size="12pt" fo:font-weight="normal" officeooo:rsid="0043b4f3" officeooo:paragraph-rsid="0043b4f3" style:font-size-asian="12pt" style:font-weight-asian="normal" style:font-size-complex="12pt" style:font-weight-complex="normal"/>
    </style:style>
    <style:style style:name="P26" style:family="paragraph" style:parent-style-name="Standard">
      <style:text-properties style:use-window-font-color="true" fo:font-size="12pt" fo:font-weight="normal" officeooo:rsid="004492a7" officeooo:paragraph-rsid="004492a7" style:font-size-asian="12pt" style:font-weight-asian="normal" style:font-size-complex="12pt" style:font-weight-complex="normal"/>
    </style:style>
    <style:style style:name="P27" style:family="paragraph" style:parent-style-name="Standard">
      <style:text-properties fo:font-variant="normal" fo:text-transform="none" fo:color="#f58220" style:font-name="Georgia" fo:font-size="14pt" fo:letter-spacing="normal" fo:font-style="normal" fo:font-weight="bold" officeooo:rsid="00223f92" officeooo:paragraph-rsid="00223f92" style:font-size-asian="14pt" style:font-weight-asian="bold" style:font-size-complex="14pt" style:font-weight-complex="bold"/>
    </style:style>
    <style:style style:name="P28" style:family="paragraph" style:parent-style-name="Standard">
      <style:text-properties officeooo:rsid="0046f86c" officeooo:paragraph-rsid="0046f86c"/>
    </style:style>
    <style:style style:name="P29" style:family="paragraph" style:parent-style-name="Standard">
      <style:paragraph-properties fo:margin-top="0in" fo:margin-bottom="0in" loext:contextual-spacing="false" fo:orphans="2" fo:widows="2" fo:padding="0in" fo:border="none"/>
      <style:text-properties fo:color="#f58220" fo:font-size="14pt" fo:font-weight="bold" officeooo:rsid="003775b4" officeooo:paragraph-rsid="003905e9" style:font-size-asian="14pt" style:font-weight-asian="bold" style:font-size-complex="14pt" style:font-weight-complex="bold"/>
    </style:style>
    <style:style style:name="P30" style:family="paragraph" style:parent-style-name="Standard">
      <style:paragraph-properties fo:margin-top="0in" fo:margin-bottom="0in" loext:contextual-spacing="false" fo:orphans="2" fo:widows="2" fo:padding="0in" fo:border="none"/>
      <style:text-properties fo:font-variant="normal" fo:text-transform="none" fo:color="#f58220" style:font-name="Georgia" fo:font-size="14pt" fo:letter-spacing="normal" fo:font-style="normal" fo:font-weight="bold" officeooo:rsid="00429cfe" officeooo:paragraph-rsid="00429cfe" style:font-size-asian="14pt" style:font-weight-asian="bold" style:font-size-complex="14pt" style:font-weight-complex="bold"/>
    </style:style>
    <style:style style:name="P31" style:family="paragraph" style:parent-style-name="Text_20_body">
      <style:paragraph-properties fo:margin-top="0in" fo:margin-bottom="0in" loext:contextual-spacing="false" fo:orphans="2" fo:widows="2" fo:padding="0in" fo:border="none"/>
      <style:text-properties fo:font-variant="normal" fo:text-transform="none" fo:color="#f58220" style:font-name="Georgia" fo:font-size="14pt" fo:letter-spacing="normal" fo:font-style="normal" fo:font-weight="bold" officeooo:rsid="00223f92" officeooo:paragraph-rsid="00429cfe" style:font-size-asian="14pt" style:font-weight-asian="bold" style:font-size-complex="14pt" style:font-weight-complex="bold"/>
    </style:style>
    <style:style style:name="P32" style:family="paragraph" style:parent-style-name="Text_20_body">
      <style:paragraph-properties fo:margin-top="0in" fo:margin-bottom="0in" loext:contextual-spacing="false" fo:orphans="2" fo:widows="2" fo:padding="0in" fo:border="none"/>
      <style:text-properties fo:font-variant="normal" fo:text-transform="none" fo:color="#f58220" style:font-name="Georgia" fo:font-size="14pt" fo:letter-spacing="normal" fo:font-style="normal" fo:font-weight="bold" officeooo:rsid="00223f92" officeooo:paragraph-rsid="0043b4f3" style:font-size-asian="14pt" style:font-weight-asian="bold" style:font-size-complex="14pt" style:font-weight-complex="bold"/>
    </style:style>
    <style:style style:name="P33" style:family="paragraph" style:parent-style-name="Text_20_body">
      <style:paragraph-properties fo:margin-top="0in" fo:margin-bottom="0in" loext:contextual-spacing="false" fo:orphans="2" fo:widows="2" fo:padding="0in" fo:border="none"/>
      <style:text-properties fo:font-variant="normal" fo:text-transform="none" fo:color="#f58220" style:font-name="Georgia" fo:font-size="14pt" fo:letter-spacing="normal" fo:font-style="normal" fo:font-weight="bold" officeooo:rsid="00429cfe" officeooo:paragraph-rsid="00429cfe" style:font-size-asian="14pt" style:font-weight-asian="bold" style:font-size-complex="14pt" style:font-weight-complex="bold"/>
    </style:style>
    <style:style style:name="P34" style:family="paragraph" style:parent-style-name="Text_20_body">
      <style:paragraph-properties fo:margin-top="0in" fo:margin-bottom="0in" loext:contextual-spacing="false" fo:orphans="2" fo:widows="2" fo:padding="0in" fo:border="none"/>
      <style:text-properties fo:font-variant="normal" fo:text-transform="none" fo:color="#f58220" style:font-name="Georgia" fo:font-size="14pt" fo:letter-spacing="normal" fo:font-style="normal" fo:font-weight="normal" officeooo:rsid="00429cfe" officeooo:paragraph-rsid="00429cfe" style:font-size-asian="14pt" style:font-weight-asian="normal" style:font-size-complex="14pt" style:font-weight-complex="normal"/>
    </style:style>
    <style:style style:name="P35" style:family="paragraph" style:parent-style-name="Text_20_body">
      <style:paragraph-properties fo:margin-top="0in" fo:margin-bottom="0in" loext:contextual-spacing="false" fo:orphans="2" fo:widows="2" fo:padding="0in" fo:border="none"/>
      <style:text-properties fo:font-variant="normal" fo:text-transform="none" fo:color="#f58220" style:font-name="Georgia" fo:font-size="14pt" fo:letter-spacing="normal" fo:font-style="normal" fo:font-weight="normal" officeooo:rsid="0043b4f3" officeooo:paragraph-rsid="0043b4f3" style:font-size-asian="14pt" style:font-weight-asian="normal" style:font-size-complex="14pt" style:font-weight-complex="normal"/>
    </style:style>
    <style:style style:name="P36" style:family="paragraph" style:parent-style-name="Text_20_body">
      <style:paragraph-properties fo:margin-top="0in" fo:margin-bottom="0in" loext:contextual-spacing="false" fo:orphans="2" fo:widows="2" fo:padding="0in" fo:border="none"/>
      <style:text-properties fo:font-variant="normal" fo:text-transform="none" fo:color="#f58220" style:font-name="Georgia" fo:font-size="14pt" fo:letter-spacing="normal" fo:font-style="normal" fo:font-weight="normal" officeooo:rsid="00429cfe" officeooo:paragraph-rsid="00429cfe" fo:background-color="#fff9ae" style:font-size-asian="14pt" style:font-weight-asian="normal" style:font-size-complex="14pt" style:font-weight-complex="normal"/>
    </style:style>
    <style:style style:name="P37" style:family="paragraph" style:parent-style-name="Text_20_body" style:list-style-name="L1">
      <style:paragraph-properties fo:margin-top="0in" fo:margin-bottom="0in" loext:contextual-spacing="false" fo:orphans="2" fo:widows="2" fo:padding="0in" fo:border="none"/>
      <style:text-properties officeooo:paragraph-rsid="003775b4"/>
    </style:style>
    <style:style style:name="P38" style:family="paragraph" style:parent-style-name="Text_20_body">
      <style:paragraph-properties fo:margin-top="0in" fo:margin-bottom="0in" loext:contextual-spacing="false" fo:orphans="2" fo:widows="2" fo:padding="0in" fo:border="none"/>
      <style:text-properties officeooo:paragraph-rsid="003bc4dc"/>
    </style:style>
    <style:style style:name="P39" style:family="paragraph" style:parent-style-name="Text_20_body">
      <style:paragraph-properties fo:margin-top="0in" fo:margin-bottom="0in" loext:contextual-spacing="false" fo:orphans="2" fo:widows="2" fo:padding="0in" fo:border="none"/>
      <style:text-properties officeooo:paragraph-rsid="003feb44"/>
    </style:style>
    <style:style style:name="P40" style:family="paragraph" style:parent-style-name="Text_20_body">
      <style:paragraph-properties fo:margin-top="0in" fo:margin-bottom="0in" loext:contextual-spacing="false" fo:orphans="2" fo:widows="2" fo:padding="0in" fo:border="none"/>
      <style:text-properties fo:color="#f58220" fo:font-size="14pt" fo:font-weight="bold" officeooo:rsid="003775b4" officeooo:paragraph-rsid="003775b4" style:font-size-asian="14pt" style:font-weight-asian="bold" style:font-size-complex="14pt" style:font-weight-complex="bold"/>
    </style:style>
    <style:style style:name="P41" style:family="paragraph" style:parent-style-name="Text_20_body">
      <style:paragraph-properties fo:margin-top="0in" fo:margin-bottom="0in" loext:contextual-spacing="false" fo:orphans="2" fo:widows="2" fo:padding="0in" fo:border="none"/>
      <style:text-properties fo:color="#f58220" fo:font-size="14pt" fo:font-weight="bold" officeooo:rsid="003775b4" officeooo:paragraph-rsid="003f53ae" style:font-size-asian="14pt" style:font-weight-asian="bold" style:font-size-complex="14pt" style:font-weight-complex="bold"/>
    </style:style>
    <style:style style:name="P42" style:family="paragraph" style:parent-style-name="Text_20_body">
      <style:paragraph-properties fo:margin-top="0in" fo:margin-bottom="0in" loext:contextual-spacing="false" fo:orphans="2" fo:widows="2" fo:padding="0in" fo:border="none"/>
      <style:text-properties fo:color="#f58220" fo:font-size="14pt" fo:font-weight="bold" officeooo:rsid="003905e9" officeooo:paragraph-rsid="003905e9" style:font-size-asian="14pt" style:font-weight-asian="bold" style:font-size-complex="14pt" style:font-weight-complex="bold"/>
    </style:style>
    <style:style style:name="P43" style:family="paragraph" style:parent-style-name="Text_20_body">
      <style:paragraph-properties fo:margin-top="0in" fo:margin-bottom="0in" loext:contextual-spacing="false" fo:orphans="2" fo:widows="2" fo:padding="0in" fo:border="none"/>
      <style:text-properties fo:color="#f58220" fo:font-size="14pt" fo:font-weight="bold" officeooo:rsid="003ab5b9" officeooo:paragraph-rsid="003ab5b9" style:font-size-asian="14pt" style:font-weight-asian="bold" style:font-size-complex="14pt" style:font-weight-complex="bold"/>
    </style:style>
    <style:style style:name="P44" style:family="paragraph" style:parent-style-name="Text_20_body">
      <style:paragraph-properties fo:margin-top="0in" fo:margin-bottom="0in" loext:contextual-spacing="false" fo:orphans="2" fo:widows="2" fo:padding="0in" fo:border="none"/>
      <style:text-properties fo:color="#f58220" fo:font-size="14pt" fo:font-weight="bold" officeooo:rsid="003bc4dc" officeooo:paragraph-rsid="003f53ae" style:font-size-asian="14pt" style:font-weight-asian="bold" style:font-size-complex="14pt" style:font-weight-complex="bold"/>
    </style:style>
    <style:style style:name="P45" style:family="paragraph" style:parent-style-name="Text_20_body">
      <style:paragraph-properties fo:margin-top="0in" fo:margin-bottom="0in" loext:contextual-spacing="false" fo:orphans="2" fo:widows="2" fo:padding="0in" fo:border="none"/>
      <style:text-properties fo:color="#f58220" fo:font-size="14pt" fo:font-weight="bold" officeooo:rsid="003775b4" officeooo:paragraph-rsid="003f53ae" fo:background-color="transparent" style:font-size-asian="14pt" style:font-weight-asian="bold" style:font-size-complex="14pt" style:font-weight-complex="bold"/>
    </style:style>
    <style:style style:name="P46" style:family="paragraph" style:parent-style-name="Text_20_body">
      <style:paragraph-properties fo:margin-top="0in" fo:margin-bottom="0in" loext:contextual-spacing="false" fo:orphans="2" fo:widows="2" fo:padding="0in" fo:border="none"/>
      <style:text-properties fo:color="#f58220" fo:font-size="14pt" fo:font-weight="normal" officeooo:rsid="003905e9" officeooo:paragraph-rsid="003905e9" style:font-size-asian="14pt" style:font-weight-asian="normal" style:font-size-complex="14pt" style:font-weight-complex="normal"/>
    </style:style>
    <style:style style:name="P47" style:family="paragraph" style:parent-style-name="Text_20_body">
      <style:paragraph-properties fo:margin-top="0in" fo:margin-bottom="0in" loext:contextual-spacing="false" fo:orphans="2" fo:widows="2" fo:padding="0in" fo:border="none"/>
      <style:text-properties fo:color="#f58220" fo:font-size="14pt" fo:font-weight="normal" officeooo:rsid="00418eac" officeooo:paragraph-rsid="00418eac" style:font-size-asian="14pt" style:font-weight-asian="normal" style:font-size-complex="14pt" style:font-weight-complex="normal"/>
    </style:style>
    <style:style style:name="P48" style:family="paragraph" style:parent-style-name="Text_20_body">
      <style:paragraph-properties fo:margin-top="0in" fo:margin-bottom="0in" loext:contextual-spacing="false" fo:orphans="2" fo:widows="2" fo:padding="0in" fo:border="none"/>
      <style:text-properties fo:color="#f58220" fo:font-size="14pt" fo:font-weight="normal" officeooo:rsid="00418eac" officeooo:paragraph-rsid="00418eac" fo:background-color="transparent" style:font-size-asian="14pt" style:font-weight-asian="normal" style:font-size-complex="14pt" style:font-weight-complex="normal"/>
    </style:style>
    <style:style style:name="P49" style:family="paragraph" style:parent-style-name="Text_20_body">
      <style:paragraph-properties fo:margin-top="0in" fo:margin-bottom="0in" loext:contextual-spacing="false" fo:orphans="2" fo:widows="2" fo:padding="0in" fo:border="none"/>
      <style:text-properties style:use-window-font-color="true" fo:font-size="14pt" fo:font-weight="normal" officeooo:rsid="0040e6be" officeooo:paragraph-rsid="0040e6be" style:font-size-asian="14pt" style:font-weight-asian="normal" style:font-size-complex="14pt" style:font-weight-complex="normal"/>
    </style:style>
    <style:style style:name="T1" style:family="text">
      <style:text-properties officeooo:rsid="001f2706"/>
    </style:style>
    <style:style style:name="T2" style:family="text">
      <style:text-properties fo:color="#f58220" fo:font-size="14pt" fo:font-weight="bold" officeooo:rsid="001f2706" style:font-size-asian="14pt" style:font-weight-asian="bold" style:font-size-complex="14pt" style:font-weight-complex="bold"/>
    </style:style>
    <style:style style:name="T3" style:family="text">
      <style:text-properties fo:color="#f58220" fo:font-size="14pt" fo:font-weight="bold" officeooo:rsid="001e91b8" style:font-size-asian="14pt" style:font-weight-asian="bold" style:font-size-complex="14pt" style:font-weight-complex="bold"/>
    </style:style>
    <style:style style:name="T4" style:family="text">
      <style:text-properties fo:color="#f58220" fo:font-size="14pt" fo:font-weight="bold" officeooo:rsid="003ab5b9" style:font-size-asian="14pt" style:font-weight-asian="bold" style:font-size-complex="14pt" style:font-weight-complex="bold"/>
    </style:style>
    <style:style style:name="T5" style:family="text">
      <style:text-properties fo:font-variant="normal" fo:text-transform="none" fo:color="#f58220" style:font-name="Georgia" fo:font-size="14pt" fo:letter-spacing="normal" fo:font-style="normal" fo:font-weight="bold" style:font-size-asian="14pt" style:font-weight-asian="bold" style:font-size-complex="14pt" style:font-weight-complex="bold"/>
    </style:style>
    <style:style style:name="T6" style:family="text">
      <style:text-properties fo:font-variant="normal" fo:text-transform="none" fo:color="#f58220" style:font-name="Georgia" fo:font-size="14pt" fo:letter-spacing="normal" fo:font-style="normal" fo:font-weight="bold" officeooo:rsid="003bc4dc" style:font-size-asian="14pt" style:font-weight-asian="bold" style:font-size-complex="14pt" style:font-weight-complex="bold"/>
    </style:style>
    <style:style style:name="T7" style:family="text">
      <style:text-properties fo:font-variant="normal" fo:text-transform="none" fo:color="#f58220" style:font-name="Georgia" fo:font-size="14pt" fo:letter-spacing="normal" fo:font-style="normal" fo:font-weight="bold" officeooo:rsid="00223f92" style:font-size-asian="14pt" style:font-weight-asian="bold" style:font-size-complex="14pt" style:font-weight-complex="bold"/>
    </style:style>
    <style:style style:name="T8" style:family="text">
      <style:text-properties fo:font-variant="normal" fo:text-transform="none" fo:color="#f58220" style:font-name="Georgia" fo:font-size="14pt" fo:letter-spacing="normal" fo:font-style="normal" fo:font-weight="bold" officeooo:rsid="0043b4f3" style:font-size-asian="14pt" style:font-weight-asian="bold" style:font-size-complex="14pt" style:font-weight-complex="bold"/>
    </style:style>
    <style:style style:name="T9" style:family="text">
      <style:text-properties fo:font-variant="normal" fo:text-transform="none" fo:color="#333333" style:font-name="Georgia" fo:font-size="11.25pt" fo:letter-spacing="normal" fo:font-style="normal"/>
    </style:style>
    <style:style style:name="T10" style:family="text">
      <style:text-properties fo:font-variant="normal" fo:text-transform="none" fo:color="#333333" style:font-name="Georgia" fo:font-size="11.25pt" fo:letter-spacing="normal" fo:font-style="normal" fo:font-weight="normal"/>
    </style:style>
    <style:style style:name="T11" style:family="text">
      <style:text-properties fo:font-variant="normal" fo:text-transform="none" fo:color="#333333" style:font-name="Georgia" fo:font-size="11.25pt" fo:letter-spacing="normal" fo:font-style="normal" fo:font-weight="normal" officeooo:rsid="003775b4"/>
    </style:style>
    <style:style style:name="T12" style:family="text">
      <style:text-properties fo:font-variant="normal" fo:text-transform="none" fo:color="#333333" style:font-name="Georgia" fo:font-size="11.25pt" fo:letter-spacing="normal" fo:font-style="normal" fo:font-weight="normal" officeooo:rsid="0036acbd" fo:background-color="#fff9ae" loext:char-shading-value="0"/>
    </style:style>
    <style:style style:name="T13" style:family="text">
      <style:text-properties fo:font-variant="normal" fo:text-transform="none" fo:color="#333333" style:font-name="Georgia" fo:font-size="11.25pt" fo:letter-spacing="normal" fo:font-style="normal" fo:font-weight="normal" officeooo:rsid="003905e9"/>
    </style:style>
    <style:style style:name="T14" style:family="text">
      <style:text-properties fo:font-variant="normal" fo:text-transform="none" fo:color="#333333" style:font-name="Georgia" fo:font-size="11.25pt" fo:letter-spacing="normal" fo:font-style="normal" fo:font-weight="normal" officeooo:rsid="0036acbd"/>
    </style:style>
    <style:style style:name="T15" style:family="text">
      <style:text-properties fo:font-variant="normal" fo:text-transform="none" fo:color="#333333" style:font-name="Georgia" fo:font-size="11.25pt" fo:letter-spacing="normal" fo:font-style="normal" fo:font-weight="normal" officeooo:rsid="003ab5b9"/>
    </style:style>
    <style:style style:name="T16" style:family="text">
      <style:text-properties fo:font-variant="normal" fo:text-transform="none" fo:color="#333333" style:font-name="Georgia" fo:font-size="11.25pt" fo:letter-spacing="normal" fo:font-style="normal" fo:font-weight="normal" officeooo:rsid="003bc4dc"/>
    </style:style>
    <style:style style:name="T17" style:family="text">
      <style:text-properties fo:font-variant="normal" fo:text-transform="none" fo:color="#333333" style:font-name="Georgia" fo:font-size="11.25pt" fo:letter-spacing="normal" fo:font-style="normal" fo:font-weight="normal" officeooo:rsid="003775b4" style:font-size-asian="14pt" style:font-weight-asian="bold" style:font-size-complex="14pt" style:font-weight-complex="bold"/>
    </style:style>
    <style:style style:name="T18" style:family="text">
      <style:text-properties fo:font-variant="normal" fo:text-transform="none" fo:color="#333333" style:font-name="Georgia" fo:font-size="11.25pt" fo:letter-spacing="normal" fo:font-style="normal" fo:font-weight="normal" officeooo:rsid="003ab5b9" style:font-size-asian="14pt" style:font-weight-asian="bold" style:font-size-complex="14pt" style:font-weight-complex="bold"/>
    </style:style>
    <style:style style:name="T19" style:family="text">
      <style:text-properties fo:font-variant="normal" fo:text-transform="none" fo:color="#333333" style:font-name="Georgia" fo:font-size="11.25pt" fo:letter-spacing="normal" fo:font-style="normal" fo:font-weight="normal" officeooo:rsid="003bc4dc" style:font-size-asian="14pt" style:font-weight-asian="bold" style:font-size-complex="14pt" style:font-weight-complex="bold"/>
    </style:style>
    <style:style style:name="T20" style:family="text">
      <style:text-properties fo:font-variant="normal" fo:text-transform="none" fo:color="#333333" style:font-name="Georgia" fo:font-size="11.25pt" fo:letter-spacing="normal" fo:font-style="normal" fo:font-weight="normal" officeooo:rsid="003f53ae" style:font-size-asian="14pt" style:font-weight-asian="normal" style:font-size-complex="14pt" style:font-weight-complex="normal"/>
    </style:style>
    <style:style style:name="T21" style:family="text">
      <style:text-properties fo:font-variant="normal" fo:text-transform="none" fo:color="#333333" style:font-name="Georgia" fo:font-size="11.25pt" fo:letter-spacing="normal" fo:font-style="normal" fo:font-weight="normal" officeooo:rsid="003feb44" style:font-size-asian="14pt" style:font-weight-asian="normal" style:font-size-complex="14pt" style:font-weight-complex="normal"/>
    </style:style>
    <style:style style:name="T22" style:family="text">
      <style:text-properties fo:font-variant="normal" fo:text-transform="none" fo:color="#333333" style:font-name="Georgia" fo:font-size="11.25pt" fo:letter-spacing="normal" fo:font-style="normal" fo:font-weight="normal" officeooo:rsid="003feb44" style:font-weight-asian="normal" style:font-weight-complex="normal"/>
    </style:style>
    <style:style style:name="T23" style:family="text">
      <style:text-properties fo:font-variant="normal" fo:text-transform="none" fo:color="#333333" style:font-name="Georgia" fo:font-size="11.25pt" fo:letter-spacing="normal" fo:font-style="normal" fo:font-weight="bold" officeooo:rsid="003775b4" style:font-size-asian="14pt" style:font-weight-asian="bold" style:font-size-complex="14pt" style:font-weight-complex="bold"/>
    </style:style>
    <style:style style:name="T24" style:family="text">
      <style:text-properties fo:font-variant="normal" fo:text-transform="none" fo:color="#333333" style:font-name="Georgia" fo:font-size="11.25pt" fo:letter-spacing="normal" fo:font-style="normal" fo:font-weight="bold" officeooo:rsid="003bc4dc" style:font-size-asian="14pt" style:font-weight-asian="bold" style:font-size-complex="14pt" style:font-weight-complex="bold"/>
    </style:style>
    <style:style style:name="T25" style:family="text">
      <style:text-properties fo:font-variant="normal" fo:text-transform="none" fo:color="#333333" style:font-name="Georgia" fo:font-size="11.25pt" fo:letter-spacing="normal" fo:font-style="normal" fo:font-weight="bold" style:font-weight-asian="bold" style:font-weight-complex="bold"/>
    </style:style>
    <style:style style:name="T26" style:family="text">
      <style:text-properties fo:font-variant="normal" fo:text-transform="none" fo:color="#333333" style:font-name="Georgia" fo:font-size="11.25pt" fo:letter-spacing="normal" fo:font-style="normal" officeooo:rsid="0036acbd"/>
    </style:style>
    <style:style style:name="T27" style:family="text">
      <style:text-properties fo:font-variant="normal" fo:text-transform="none" fo:color="#333333" style:font-name="Georgia" fo:font-size="11.25pt" fo:letter-spacing="normal" fo:font-style="normal" fo:background-color="transparent" loext:char-shading-value="0"/>
    </style:style>
    <style:style style:name="T28" style:family="text">
      <style:text-properties fo:font-variant="normal" fo:text-transform="none" fo:color="#333333" style:font-name="Georgia" fo:font-size="12pt" fo:letter-spacing="normal" fo:font-style="normal" fo:font-weight="normal" officeooo:rsid="0036acbd" fo:background-color="transparent" loext:char-shading-value="0" style:font-size-asian="12pt" style:font-weight-asian="normal" style:font-size-complex="12pt" style:font-weight-complex="normal"/>
    </style:style>
    <style:style style:name="T29" style:family="text">
      <style:text-properties fo:font-variant="normal" fo:text-transform="none" style:font-name="Georgia" fo:letter-spacing="normal" fo:font-style="normal"/>
    </style:style>
    <style:style style:name="T30" style:family="text">
      <style:text-properties fo:font-variant="normal" fo:text-transform="none" style:font-name="Georgia" fo:letter-spacing="normal" fo:font-style="normal" officeooo:rsid="0029348f"/>
    </style:style>
    <style:style style:name="T31" style:family="text">
      <style:text-properties fo:font-variant="normal" fo:text-transform="none" style:font-name="Georgia" fo:letter-spacing="normal" fo:font-style="normal" officeooo:rsid="004492a7"/>
    </style:style>
    <style:style style:name="T32" style:family="text">
      <style:text-properties fo:font-variant="normal" fo:text-transform="none" style:font-name="Georgia" fo:letter-spacing="normal" fo:font-style="normal" officeooo:rsid="004617e1"/>
    </style:style>
    <style:style style:name="T33" style:family="text">
      <style:text-properties fo:font-variant="normal" fo:text-transform="none" style:use-window-font-color="true" style:font-name="Georgia" fo:letter-spacing="normal" fo:font-style="normal" fo:font-weight="normal" officeooo:rsid="003e74d9" fo:background-color="transparent" loext:char-shading-value="0" style:font-weight-asian="normal" style:font-weight-complex="normal"/>
    </style:style>
    <style:style style:name="T34" style:family="text">
      <style:text-properties fo:font-variant="normal" fo:text-transform="none" style:use-window-font-color="true" style:font-name="Georgia" fo:font-size="12pt" fo:letter-spacing="normal" fo:font-style="normal" fo:font-weight="normal" officeooo:rsid="003f53ae" fo:background-color="transparent" loext:char-shading-value="0" style:font-size-asian="12pt" style:font-weight-asian="normal" style:font-size-complex="12pt" style:font-weight-complex="normal"/>
    </style:style>
    <style:style style:name="T35" style:family="text">
      <style:text-properties fo:font-variant="normal" fo:text-transform="none" style:use-window-font-color="true" style:font-name="Georgia" fo:font-size="12pt" fo:letter-spacing="normal" fo:font-style="normal" fo:font-weight="normal" officeooo:rsid="00418eac" fo:background-color="transparent" loext:char-shading-value="0" style:font-size-asian="12pt" style:font-weight-asian="normal" style:font-size-complex="12pt" style:font-weight-complex="normal"/>
    </style:style>
    <style:style style:name="T36" style:family="text">
      <style:text-properties officeooo:rsid="0023e9fb"/>
    </style:style>
    <style:style style:name="T37" style:family="text">
      <style:text-properties officeooo:rsid="00261f65"/>
    </style:style>
    <style:style style:name="T38" style:family="text">
      <style:text-properties officeooo:rsid="002915bd"/>
    </style:style>
    <style:style style:name="T39" style:family="text">
      <style:text-properties officeooo:rsid="002b7ff5" fo:background-color="#fff685" loext:char-shading-value="0"/>
    </style:style>
    <style:style style:name="T40" style:family="text">
      <style:text-properties officeooo:rsid="002d6a4b" fo:background-color="#fff685" loext:char-shading-value="0"/>
    </style:style>
    <style:style style:name="T41" style:family="text">
      <style:text-properties fo:background-color="#bce4e5" loext:char-shading-value="0"/>
    </style:style>
    <style:style style:name="T42" style:family="text">
      <style:text-properties officeooo:rsid="002d6a4b" fo:background-color="#bce4e5" loext:char-shading-value="0"/>
    </style:style>
    <style:style style:name="T43" style:family="text">
      <style:text-properties officeooo:rsid="003115f2" fo:background-color="#bce4e5" loext:char-shading-value="0"/>
    </style:style>
    <style:style style:name="T44" style:family="text">
      <style:text-properties officeooo:rsid="002d6a4b"/>
    </style:style>
    <style:style style:name="T45" style:family="text">
      <style:text-properties officeooo:rsid="002f1107"/>
    </style:style>
    <style:style style:name="T46" style:family="text">
      <style:text-properties fo:background-color="#fff9ae" loext:char-shading-value="0"/>
    </style:style>
    <style:style style:name="T47" style:family="text">
      <style:text-properties officeooo:rsid="0036acbd" fo:background-color="#fff9ae" loext:char-shading-value="0"/>
    </style:style>
    <style:style style:name="T48" style:family="text">
      <style:text-properties officeooo:rsid="0031099b" fo:background-color="#fff9ae" loext:char-shading-value="0"/>
    </style:style>
    <style:style style:name="T49" style:family="text">
      <style:text-properties officeooo:rsid="003115f2"/>
    </style:style>
    <style:style style:name="T50" style:family="text">
      <style:text-properties officeooo:rsid="0036acbd"/>
    </style:style>
    <style:style style:name="T51" style:family="text">
      <style:text-properties officeooo:rsid="001e91b8"/>
    </style:style>
    <style:style style:name="T52" style:family="text">
      <style:text-properties fo:font-weight="bold" style:font-weight-asian="bold" style:font-weight-complex="bold"/>
    </style:style>
    <style:style style:name="T53" style:family="text">
      <style:text-properties officeooo:rsid="0031099b"/>
    </style:style>
    <style:style style:name="T54" style:family="text">
      <style:text-properties officeooo:rsid="003bc4dc"/>
    </style:style>
    <style:style style:name="T55" style:family="text">
      <style:text-properties officeooo:rsid="003cc51e"/>
    </style:style>
    <style:style style:name="T56" style:family="text">
      <style:text-properties officeooo:rsid="003115f2" fo:background-color="transparent" loext:char-shading-value="0"/>
    </style:style>
    <style:style style:name="T57" style:family="text">
      <style:text-properties fo:background-color="transparent" loext:char-shading-value="0"/>
    </style:style>
    <style:style style:name="T58" style:family="text">
      <style:text-properties officeooo:rsid="003e74d9" fo:background-color="transparent" loext:char-shading-value="0"/>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color="#333333" fo:font-size="11.25pt"/>
    </style:style>
    <style:style style:name="T61" style:family="text">
      <style:text-properties fo:color="#333333" fo:font-size="11.25pt" fo:font-weight="normal" officeooo:rsid="00429cfe" style:font-weight-asian="normal" style:font-weight-complex="normal"/>
    </style:style>
    <style:style style:name="T62" style:family="text">
      <style:text-properties fo:color="#333333" fo:font-size="11.25pt" fo:font-weight="normal" officeooo:rsid="0043b4f3" style:font-weight-asian="normal" style:font-weight-complex="normal"/>
    </style:style>
    <style:style style:name="T63" style:family="text">
      <style:text-properties fo:color="#333333" fo:font-size="11.25pt" officeooo:rsid="003775b4"/>
    </style:style>
    <style:style style:name="T64" style:family="text">
      <style:text-properties fo:color="#333333" fo:font-size="11.25pt" officeooo:rsid="00429cfe"/>
    </style:style>
    <text:list-style style:name="L1">
      <text:list-level-style-bullet text:level="1" text:style-name="Bullet_20_Symbols" text:bullet-char="✔">
        <style:list-level-properties/>
        <style:text-properties style:font-name="Open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4"/>
      <text:list xml:id="list3099175723" text:style-name="L1">
        <text:list-header>
          <text:p text:style-name="P37"><text:span text:style-name="T11">This </text:span><text:span text:style-name="T10"><text:s/>document </text:span><text:span text:style-name="T11">I will</text:span><text:span text:style-name="T10"> discuss the research </text:span><text:span text:style-name="T11">I</text:span><text:span text:style-name="T10"> conducted to create the game, as well as: design decisions, </text:span><text:span text:style-name="T11">my </text:span><text:span text:style-name="T10">reflections, finished design, </text:span><text:span text:style-name="T11">challenges, testing, and overcoming issues. </text:span><text:span text:style-name="T51"><text:line-break/></text:span><text:span text:style-name="T2">Class Locations </text:span><text:span text:style-name="T4">&amp; LocationGenerator</text:span></text:p>
        </text:list-header>
      </text:list>
      <text:p text:style-name="P40"><text:span text:style-name="T9">research: </text:span></text:p>
      <text:p text:style-name="P40"><text:span text:style-name="T10">I began my research by first looking into arraylists. I decided that I wanted to use arraylists to because it’s ability to store objects of the same type. This would prevent me from needing to create a 2d or 3d array. A lot of research went into looking for examples used by other people to make and store objects in an arraylist. Once I had my arraylist created I used my arraylist to create location objects. I needed to look up the commands for adding and removing items as well as the details of how that worked. </text:span><text:span text:style-name="T13">This would help me design the methods I would need for the class location.</text:span></text:p>
      <text:p text:style-name="P40"><text:span text:style-name="T10"/></text:p>
      <text:p text:style-name="P40"><text:span text:style-name="T9">design decisions: </text:span></text:p>
      <text:p text:style-name="P46"><text:span text:style-name="T9">Early in my brainstorming, before actually even writing pseudo code I knew from reading the assignment requirements that I wanted to use arrayLists. I felt like this powerful tool would allow me to store and access objects as well as reliable reference and manipulate object variables. What I decided to do is brainstorm ideas, those ideas if they were good I would divide and conquer the idea, by breaking the idea into smaller programmable chunks.</text:span></text:p>
      <text:p text:style-name="P16">I recorded my notes and this is the results. <text:line-break/><text:span text:style-name="T48">Old Notes:</text:span></text:p>
      <text:p text:style-name="P16"><text:span text:style-name="T53"><text:s/>To start manipulating these Locations I need to think about how I want to use them. I know I will want to travel between locations (Method to move), I will need a method that switches the String value of VisitedBefore (From yes to no), then create a method that checks the value of String VisitedBefore to see if it should output the long description or the short description. I will need a method that outputs that method. </text:span></text:p>
      <text:p text:style-name="P5">first I want to <text:s/>brainstorm locations for Alice to visit: <text:span text:style-name="T1">Alice starts in the Park – tunnel – room with a door – Beach – </text:span>forest – Rabbits house – forest – smoking caterpillar – forest - chestshire cat – Mad Hatters house – Queens garden – Queens court.</text:p>
      <text:p text:style-name="P5"><text:span text:style-name="T39">O</text:span><text:span text:style-name="T40">ld Notes</text:span><text:span text:style-name="T39">:</text:span></text:p>
      <text:p text:style-name="P2">For a “safe space” to deposit items we could use the room with a door </text:p>
      <text:p text:style-name="P5"><text:span text:style-name="T39">O</text:span><text:span text:style-name="T40">ld Notes</text:span><text:span text:style-name="T39">:</text:span></text:p>
      <text:p text:style-name="P5">So I think what I want to do is make the path of Alice be linear until she reaches the forest. Then what I will do is allow the user to go in different directions, but only one will lead the the queens garden. Once Alice talks to the queen she will be arrested and <text:span text:style-name="T36">she will be held in a court. Based on her answers will she finally be let go</text:span>. She must take the most direct route back to the door to escape, <text:span text:style-name="T36">perhaps even fight some of the NPCs</text:span>. <text:span text:style-name="T37">Have you ever wanted to see Alice get into a knife fight?</text:span><text:line-break/>(I am basing all of this off of the 1951 Alice in Wonderland animated film by Walt Disney.) </text:p>
      <text:p text:style-name="P5"><text:a xlink:type="simple" xlink:href="https://en.wikipedia.org/wiki/Alice_in_Wonderland_(1951_film" text:style-name="Internet_20_link" text:visited-style-name="Visited_20_Internet_20_Link">https://en.wikipedia.org/wiki/Alice_in_Wonderland_(1951_film</text:a><text:a xlink:type="simple" xlink:href="https://en.wikipedia.org/wiki/Alice_in_Wonderland_(1951_film)" text:style-name="Internet_20_link" text:visited-style-name="Visited_20_Internet_20_Link">)</text:a></text:p>
      <text:p text:style-name="P18">Old Notes:</text:p>
      <text:p text:style-name="P19"><text:soft-page-break/>In terms of pseudo code I’m thinking a 2d array that is loaded using the Locations description.txt </text:p>
      <text:p text:style-name="P19">The first column of the array will hold the short String description “you are in the forest.” The second row array will hold the entire description “You are in a large and dark forest, multiple signs are nailed to trees. The trees are so dense its a struggle for the light and wind to make it’s presence known. Just like the signs in the forest you can hear a symphony of sounds. It seems like someone is having a very loud conversation to the north! There is a loud laughter that seems to echo through the trees to the North west. It seems like someone is crying… etc etc”</text:p>
      <text:p text:style-name="P21"><text:span text:style-name="T46">Old Notes:</text:span> To start manipulating these Locations I need to think about how I want to use them. I know I will want to travel between locations (Method to move), I will need a method that switches the String value of VisitedBefore (From yes to no), then create a method that checks the value of String VisitedBefore to see if it should output the long description or the short description. I will <text:span text:style-name="T49">need a method that outputs that method. </text:span></text:p>
      <text:p text:style-name="P21"><text:span text:style-name="T43"/></text:p>
      <text:p text:style-name="P3">This way if the character is visiting a place for the first time they need a full description (column 2) otherwise give them the short description (column 1). In order to determine if a character has been to a location or <text:s/>not we could simply rewrite over the second column with column 1 short description. This would save me time of writing if conditions and holding multiple different values for places visited or not. </text:p>
      <text:p text:style-name="P40"><text:span text:style-name="T9"/></text:p>
      <text:p text:style-name="P40"><text:span text:style-name="T10">Finished design:</text:span></text:p>
      <text:p text:style-name="P42"><text:span text:style-name="T10">Now I will show my new notes. These changes reflect how my game actually came out. Locations still stayed mostly consistent, but I found that all my brainstorming and pseudo code couldn’t predict all the ways I wanted to use class location. So as an example I needed to be careful with my naming convention when choosing locations. The reason is because using a switch statement to filter user’s input required exact lettering. What this means is if I names two locations Park and Pool. I the switch case wouldn’t be able to differentiate between user’s input “P” because it could only exist in one location as switch doesn’t allow for two “P” checks. <text:s/></text:span></text:p>
      <text:p text:style-name="P8"><text:span text:style-name="T41">Updated Notes:</text:span> These locations stayed almost consistent as when I conceptualized them. The locations available are </text:p>
      <text:p text:style-name="P8">1: Park</text:p>
      <text:p text:style-name="P8">2: Hole</text:p>
      <text:p text:style-name="P8">3: Light</text:p>
      <text:p text:style-name="P8">4: Alley</text:p>
      <text:p text:style-name="P8">5: Sign Post Forest</text:p>
      <text:p text:style-name="P8">6: Mad Hatter’s House</text:p>
      <text:p text:style-name="P8">7: Rabbit’s House</text:p>
      <text:p text:style-name="P8">8: Queen’s Garden</text:p>
      <text:p text:style-name="P8">9:King’s Web</text:p>
      <text:p text:style-name="P8">10: East</text:p>
      <text:p text:style-name="P8">11: North</text:p>
      <text:p text:style-name="P8">12: West</text:p>
      <text:p text:style-name="P8">13: Queens Court</text:p>
      <text:p text:style-name="P5"><text:soft-page-break/><text:span text:style-name="T42">Updated notes:</text:span><text:span text:style-name="T44"> Settled on the name Alley after reading the book). I will be using the location “Alley” as the safe space because I also want to use this location as the spot to exit wonderland. <text:line-break/></text:span></text:p>
      <text:p text:style-name="P17"><text:span text:style-name="T41">New Notes:</text:span> I made a couple of changes to my initial idea above about Class locations. Alice begins in a linear progression, but gets the opportunity to branch out in two areas. The first is the Sign Post Forest, where Alice has the option of going to three different directions. The other location is within the King’s <text:s/>Web. The Kings Web will lead to four different locations. <text:span text:style-name="T44">I did add a couple of methods in the Action Class that will allow Alice to encounter random enemies, but I will elaborate on those methods when I arrive.</text:span></text:p>
      <text:p text:style-name="P20"/>
      <text:p text:style-name="P23"><text:span text:style-name="T41">New Notes:</text:span> So this portion of my personal notes represents a significant change in my program. I initially started with the Class Locations holding 5 String Attributes. Those attributes were String Name, String Long Description, String Short Description, String ConnectedRooms and String VisitedBefore. How the code initially worked is a <text:line-break/>1: Class LocationGenerator would load a text file and scan each line in the file. Those lines would be put into 5 respective strings and those Strings would be used to create multiple objects of class Location.</text:p>
      <text:p text:style-name="P23">2. <text:s/>The multiple location objects would then be loaded into an arrayList <text:s/>Objects &lt;Locations&gt;.</text:p>
      <text:p text:style-name="P23">3. Those Locations could be replicated and manipulated by taking advantage of the ArrayLists already defined black-box methods such as .<text:span text:style-name="T45">get() .add() .remove(), etc.</text:span></text:p>
      <text:p text:style-name="P23"/>
      <text:p text:style-name="P21">Once I had this created I started to brainstorm ways I would want to use the objects of class Location. This is an excerpt of old notes that show my initial progress. I am thankful I decided to start with the Class Location as it was the class I had the most conviction on how I wanted to write it. </text:p>
      <text:p text:style-name="P21"><text:span text:style-name="T43"/></text:p>
      <text:p text:style-name="P21"><text:span text:style-name="T43">New Notes:</text:span><text:span text:style-name="T49"> After creating a very elaborate amount of methods in an attempt to manipulate the object Location I decided it was too cumbersome. What I did was create a method that took the String visitedBefore and treated as though it was a Boolean. It was cumbersome because first I needed to bring the object location forward using the java.util.ArrayList class method .get. Then I needed to scan the object Location using the String class method .contains(“No”). <text:s/>Then using the get/set methods to change the location from a no to a yes if the Boolean was true. I realized after looking back at my code that I could get rid of the above methods in favor of an ArrayList of type Boolean. By doing this I managed to remove a large section of code. </text:span></text:p>
      <text:p text:style-name="P21"/>
      <text:p text:style-name="P20"><text:span text:style-name="T50">Now my code simply loads a text file called locations, a Scanner will read each line of the file and place it into a string as before. <text:s/>A while loop will load each of those strings and create an object by adding it to the ArrayList. Because these location objects are being loaded in a sequence I can take advantage of that by also creating a Boolean value in an Arraylist with a corresponding location (field). As an example the starting location in AliceInWonderLand is the park [0]. That means the Boolean value related to this object will also be [0].</text:span></text:p>
      <text:p text:style-name="P29"><text:span text:style-name="T14">Once I created this new system I managed to clean up a lot of code.<text:line-break/></text:span></text:p>
      <text:p text:style-name="P40"><text:span text:style-name="T10"/></text:p>
      <text:p text:style-name="P40"><text:span text:style-name="T9">Challenges:</text:span></text:p>
      <text:p text:style-name="P42"><text:soft-page-break/><text:span text:style-name="T10"><text:tab/>The biggest challenges </text:span><text:span text:style-name="T15">I faces trying to construct class Location was definitely having the variable currentLocation remain consistent. In my coding you will see in class Location that I have multiple gate statements or statements that check variables for integrity. That is because I had a difficult time moving around locations and having that new currentLocation variable return the correct number. The reason for this is because I wasn’t taking full advantage of functions and preferring static methods over calling instances. I also needed to restructure my Location class as calling an object from the arraylist to change a value Y to N (representing yes or no) could better be represented by a Boolean arraylist. </text:span></text:p>
      <text:p text:style-name="P40"><text:span text:style-name="T9">Testing:</text:span></text:p>
      <text:p text:style-name="P43"><text:span text:style-name="T10"><text:tab/>Testing my program in the early development of the game was done in isolation. In that I mean every statement and method was compiled and run each time I wrote a line of code </text:span><text:span text:style-name="T16">and it wasn’t dependent on the whole program</text:span><text:span text:style-name="T10">. Because I essentially broke every mechanic in my game down as much as possible I had many many methods written that were later condensed into larger methods. For example I found it extremely useful to create one method that printed a long location description and another method that printed a short descriptions. Then I turned those methods into statements within a larger method, </text:span><text:span text:style-name="T16">I added conditions to know which statement needed to be run</text:span><text:span text:style-name="T10">. I found this was an amazing way of overcoming issues.</text:span></text:p>
      <text:p text:style-name="P40"><text:span text:style-name="T10"/></text:p>
      <text:p text:style-name="P38"><text:span text:style-name="T23">Overcoming issues </text:span><text:span text:style-name="T24">&amp; </text:span><text:span text:style-name="T23">Reflections:</text:span><text:span text:style-name="T17"> <text:s/></text:span></text:p>
      <text:p text:style-name="P38"><text:span text:style-name="T17"><text:tab/></text:span><text:span text:style-name="T18">I think the biggest thing I learned from creating class Locations first </text:span><text:span text:style-name="T19">was that almost any problem I needed could be overcome. It also helped to stop and think about why I was having such issues with my program. Often times the issue was I was trying to use a black-box method in a way it wasn’t intended.</text:span><text:span text:style-name="T50"><text:line-break/><text:line-break/></text:span><text:span text:style-name="T3">Class </text:span><text:span text:style-name="T5">Items </text:span><text:span text:style-name="T6">&amp; ItemsGenerator </text:span></text:p>
      <text:p text:style-name="P9"><text:span text:style-name="T47"/></text:p>
      <text:p text:style-name="P9"><text:span text:style-name="T47">Old Notes:</text:span><text:span text:style-name="T50"> </text:span>I have created a text document for the items in the game. My idea is that Alice is going to be a little bit tougher than she is in the movies. In this game Alice will be able to fight, run, steal, attack, trick, and ask question (so far, may change depending on how the mechanics work out.) <text:span text:style-name="T54">I would like Alice to be able to buff herself up with items. So some ideas is being able to equip items such as a sword to increase her attack. Another idea is being able to consume potions or food to increase her health points. </text:span></text:p>
      <text:p text:style-name="P9"/>
      <text:p text:style-name="P10">Using arraylists worked so well while working on class Location and LocationGenerator <text:span text:style-name="T55">that I will be modeling my Items class and ItemsGenerator the same way. To get the content for the items I will be storing them in a text file and recycling my program from assignment 3 to scan and read the text files. The text files will be stored in Strings and those will be passed to the Items constructor. <text:line-break/></text:span><text:soft-page-break/><text:span text:style-name="T55"><text:line-break/>Some of the methods I can think of adding to ItemsGenerator:</text:span></text:p>
      <text:p text:style-name="P11">GetItemObject/ setItemObject: These two methods will be similar to the get/set methods used in OOP, but in this case we aren’t getting only one variable, but a whole object.</text:p>
      <text:p text:style-name="P12">Consume() this will allow the user to consume the item.</text:p>
      <text:p text:style-name="P12">StoreItemInInventory() this method would allow a user to store an item in inventory</text:p>
      <text:p text:style-name="P12">pickup/dropitem() this method would allow a user to pickup or discard items.</text:p>
      <text:p text:style-name="P11"/>
      <text:p text:style-name="P13"><text:span text:style-name="T43">New Notes:</text:span></text:p>
      <text:p text:style-name="P24"><text:span text:style-name="T56">S</text:span><text:span text:style-name="T57">o </text:span><text:span text:style-name="T58">My items class is quickly becoming one of my larger classes. There are just so many mechanics that I want to add, but I can’t possibly add them all. So far I have a custom constructor and a default constructor. The default constructor will run an instance of the class ItemsGenerator and the custom constructor will be used to read the Items.txt file and pass that information into the parameters for the Items constructor to create an object item. The Item Object will then be added to an arraylist. The next method I ended up with is a method called getItem. This method will get an Items object from the arraylist and return the Object. I also created a placeSpecialItemInInventory method, this method will simply create a copy of an item and place that item into Alice’s inventory. There are about ten more methods/functions I used, some of the methods will be run multiple times and others were special variations I felt deserved their own methods. For example the method throwItem or giftItem was at one point one method, but because the method looked so large I decided it was easier to make two clearly distinct methods that made the program look neater and legible. Another method that seems to be a duplicate, but it comes in handy is searchInventory() and searchInventoryOnly. These methods could be condensed into one method, but I liked them better separate. How the method worked before was a second int variable was passed to the method searchInventory(String, int). An if statement would take that int variable and if it was 0 that means the item being searched in the inventory was only meant to be checked. If a positive number was passed then the item being searched, if found should be deleted. This became burdensome to explain in my methods so I decided it would be easier if they were actually two different methods. Because the ItemsGenerator class is so large I have written a massive amount of commentary for the methods and functions. </text:span></text:p>
      <text:p text:style-name="P40"><text:span text:style-name="T9"/></text:p>
      <text:p text:style-name="P40"><text:span text:style-name="T9">research: </text:span></text:p>
      <text:p text:style-name="P39"><text:span text:style-name="T20"><text:tab/>Researching in order to write methods for this class was difficult. </text:span><text:span text:style-name="T21">Finding the words for how I wanted an item to work required a lot of special wording. One of my biggest research inquiries was into how to manipulate only partial elements in an object arraylist. In my mind I imagined the arraylist as a 3d array. I wanted to access object x in the index, but only change some of the variables in element a,b,c. The </text:span><text:soft-page-break/><text:span text:style-name="T21">solution lied in already defined methods within the class arraylist. Using the get method I could bring an entire Items object forward, then using my Items class get/set methods I could change the variables needed. Then I would simply put that Item back into the arraylist. <text:line-break/>This took a surprising amount of time and I have these sites to thank.<text:line-break/></text:span><text:a xlink:type="simple" xlink:href="https://www.tutorialspoint.com/How-to-replace-an-element-of-an-ArrayList-in-Java#:~:text=You%20can%20replace%20an%20element,an%20element%20to%20replace%20with" text:style-name="Internet_20_link" text:visited-style-name="Visited_20_Internet_20_Link">https://www.tutorialspoint.com/How-to-replace-an-element-of-an-ArrayList-in-Java#:~:text=You%20can%20replace%20an%20element,an%20element%20to%20replace%20with</text:a><text:a xlink:type="simple" xlink:href="https://www.tutorialspoint.com/How-to-replace-an-element-of-an-ArrayList-in-Java#:~:text=You%20can%20replace%20an%20element,an%20element%20to%20replace%20with." text:style-name="Internet_20_link" text:visited-style-name="Visited_20_Internet_20_Link">.</text:a></text:p>
      <text:p text:style-name="P39"><text:a xlink:type="simple" xlink:href="https://stackoverflow.com/questions/23981008/how-to-replace-existing-value-of-arraylist-element-in-java" text:style-name="Internet_20_link" text:visited-style-name="Visited_20_Internet_20_Link"><text:span text:style-name="T21">https://stackoverflow.com/questions/23981008/how-to-replace-existing-value-of-arraylist-element-in-java</text:span></text:a></text:p>
      <text:p text:style-name="P39"><text:a xlink:type="simple" xlink:href="https://howtodoinjava.com/java/collections/arraylist/add-replace-element-at-index/" text:style-name="Internet_20_link" text:visited-style-name="Visited_20_Internet_20_Link">https://howtodoinjava.com/java/collections/arraylist/add-replace-element-at-index/</text:a><text:span text:style-name="T21"> </text:span></text:p>
      <text:p text:style-name="P40"><text:span text:style-name="T25"/></text:p>
      <text:p text:style-name="P40"><text:span text:style-name="T9">design decisions: </text:span></text:p>
      <text:p text:style-name="P40"><text:span text:style-name="T9"><text:tab/></text:span><text:span text:style-name="T22">A lot of my design influence came from OOP practices when creating an object class. I realized the benefit of get/set methods and realized that I could apply get/set methods to objects in the same manner. I could take advantage of already defined and tested methods by using methods such as .get .add .remove from the class Arraylist. </text:span></text:p>
      <text:p text:style-name="P40"><text:span text:style-name="T9"/></text:p>
      <text:p text:style-name="P40"><text:span text:style-name="T9">Finished design:</text:span></text:p>
      <text:p text:style-name="P49">The finished design will look very similar to my class location and location Generator. There will be an Items class and an ItemsGenerator. The Items class will be used to create the objects and the ItemsGenerator will be used to manipulate those objects just like in the Locations and Locationsgenerator class.</text:p>
      <text:p text:style-name="P40"><text:span text:style-name="T9"/></text:p>
      <text:p text:style-name="P40"><text:span text:style-name="T9">Challenges:</text:span></text:p>
      <text:p text:style-name="P47"><text:span text:style-name="T9">The biggest challenge I faced was learning how to take one object from an index in the arraylist and change a single element in a multiple variable object.</text:span></text:p>
      <text:p text:style-name="P40"><text:span text:style-name="T9">Testing:</text:span></text:p>
      <text:p text:style-name="P47"><text:span text:style-name="T9">to test this method I did my best to make every method independent. For my goodDocs testing I made a main method that initiated the game then tested multiple different scenarios that used the methods from class Item and ItemsGenerator. </text:span></text:p>
      <text:p text:style-name="P40"><text:span text:style-name="T9">Overcomin</text:span><text:span text:style-name="T27">g issues:</text:span></text:p>
      <text:p text:style-name="P48"><text:span text:style-name="T9">The biggest issue I needed to overcome was trying to plan out my methods. A lot of the methods I planned to use weren’t used as intended. Many of them needed to be changed almost entirely or even deleted. These classes represented a large portion of my time.</text:span></text:p>
      <text:p text:style-name="P45"><text:span text:style-name="T26">Reflections:</text:span></text:p>
      <text:p text:style-name="P41"><text:span text:style-name="T28"><text:tab/></text:span><text:span text:style-name="T34">The way I viewed my objects Items class consisted of characteristics and properties of object Item. The ItemsGenerator contained the abilities and actions required to use the items. The itemsGenerator class sorted, stored, searched, </text:span><text:soft-page-break/><text:span text:style-name="T34">and essentially manipulated the objects. </text:span><text:span text:style-name="T35">In the future if I ever approach such a large project like this I hope to break down my methods into smaller chunks until I can make them small enough to understand. </text:span><text:span text:style-name="T33"><text:s/></text:span></text:p>
      <text:p text:style-name="P44"><text:span text:style-name="T12"/></text:p>
      <text:p text:style-name="P6"/>
      <text:p text:style-name="P27">Class Character</text:p>
      <text:p text:style-name="P33"><text:span text:style-name="T60">Research: </text:span></text:p>
      <text:p text:style-name="P33"><text:span text:style-name="T60">None</text:span></text:p>
      <text:p text:style-name="P31"><text:span text:style-name="T60">design decisions:</text:span></text:p>
      <text:p text:style-name="P36"><text:span text:style-name="T60">Old Notes</text:span></text:p>
      <text:p text:style-name="P14">These are some brainstorms for ideas of characters:</text:p>
      <text:p text:style-name="P14">Alice, Rabbit, chestshire cat, caterpillar, madhatter, mad hare, queen, king, twins, flowers, random critters, carpenter and Walrus. <text:span text:style-name="T38">I have made a text document. I’m thinking I could make most of these characters as random encounters that Alice will need to either trick, attack, steal, or talk to. This would help make the game more interesting and also provide opportunities for the character to obtain treasure (like the carpenter’s hammer) or get clues (how to escape), and fight for her life! (The Mad Hatter is angry you tried to steal, he has attacked you </text:span></text:p>
      <text:p text:style-name="P14"/>
      <text:p text:style-name="P15">I think for the characters text I might have the characters text passed to a constructor that creates a character object. As an example: String Name, String Item, String clue, int attack, int healthPoints. (“Mad Hatter”, “Mad Hatter’s Hat”, “I know the red queen likes yellow flowers, they’re her favorite”, 2, 5);</text:p>
      <text:p text:style-name="P15"/>
      <text:p text:style-name="P15">Each time Alice enters a forest a random encounter chance is rolled, if successful a random character from characters.txt will be generated (or a different character.txt) who can interact with the user.<text:line-break/><text:line-break/>But I also aknowledge this might be a lot to chew. If I drop the attack aspect of the character class I can save myself some code… We will see. I kind of want Alice to be able to fight the mad hatter and kill the Queen. </text:p>
      <text:p text:style-name="P30"><text:span text:style-name="T60"/></text:p>
      <text:p text:style-name="P31"><text:span text:style-name="T64">F</text:span><text:span text:style-name="T60">inished design: </text:span></text:p>
      <text:p text:style-name="P34"><text:span text:style-name="T60">The finished design ended up looking a little different for class Character. I ended up changing the Location class private variables so much that I can’t remember entirely what was at the beginning. And in an attempt to make these characters work I abandoned my notes at one point and focused solely on writing multiple methods. In the end I created my character class in the same way I created my Locations and Items Class. I created an additional CharacterGenerator class that held all of the </text:span><text:soft-page-break/><text:span text:style-name="T60">actions the game would require to interact with the object Characters. The character’s were stored in an arraylist and could be accessed as needed. Most discussions with private characters were stringbuffer’s with content loaded from text files.</text:span></text:p>
      <text:p text:style-name="P31"><text:span text:style-name="T64">C</text:span><text:span text:style-name="T63">hallenges:<text:line-break/></text:span><text:span text:style-name="T61">One of the challenges I faced with class Character’s was storing information. It was okay if I was only storing a name or a statistic. But I would have really liked to store a massive amount of information on character description. </text:span></text:p>
      <text:p text:style-name="P31"><text:span text:style-name="T64">T</text:span><text:span text:style-name="T63">esting:</text:span></text:p>
      <text:p text:style-name="P35"><text:span text:style-name="T63">I</text:span><text:span text:style-name="T60">n order to test class Location and Location generator I used the main() method to run instances of AliceInWonderland and interact with the games that would use the methods of Characters and CharactersGenerator. </text:span></text:p>
      <text:p text:style-name="P32"><text:span text:style-name="T64">O</text:span><text:span text:style-name="T63">vercoming issues:</text:span></text:p>
      <text:p text:style-name="P32"><text:span text:style-name="T62">This class was supposed to be an easier class to complete, but because I over thought the roles I wanted each character and didn’t plan this class as much as I wanted I ran into a lot of issues. </text:span><text:span text:style-name="T63"><text:s/></text:span></text:p>
      <text:p text:style-name="P31"><text:span text:style-name="T64">R</text:span><text:span text:style-name="T60">eflections:</text:span></text:p>
      <text:p text:style-name="P7">In the future I will be planning more often. </text:p>
      <text:p text:style-name="P1"/>
      <text:p text:style-name="P22"><text:span text:style-name="T7">Class Actions, </text:span><text:span text:style-name="T8">Class Inventory, Class Controls</text:span></text:p>
      <text:p text:style-name="P25"><text:span text:style-name="T30">T</text:span><text:span text:style-name="T29">he last three classes were actually pretty significant, but I didn’t actually document these classes as I should have. I was so focused on making the classes connect that I only documented the changes in my comments withing the classes explaining how the methods work. I had a huge challenge getting these classes to work and honestly the finished design was what I imagined, but the way there was </text:span><text:span text:style-name="T31">much more difficult than it should be because I didn’t plan these classes as I should have. It took me a while to understand in what way I wanted the Action class to work. So a lot of my methods in Action class were actually just creating instances of other methods. An example of this was exploring a location. Originally I had that method in LocationGenerator and it worked great because it had access to all the variables and arraylists to make the method work. I overcame this issue by passing the parameters used within LocationGenerator from class Action. Now my methods were capable of calling methods and filling those methods parameters with code blocks that would get the relevant information. For example an Item objects name could be obtained using the actions method and passed on to the ItemsGenerator to search through inventory or discard the item. </text:span></text:p>
      <text:p text:style-name="P26"><text:span text:style-name="T31">M</text:span><text:span text:style-name="T29">y class inventory and class control would be similar to class Actions although I really didn't struggle with class actions. I found not planning ahead actually helped me as I wasn’t really sure how to imagine using controls without actually having variables to filter and values to check. So I started with simple methods I knew I would need. I wanted a scanner Systematization method that would take the user’s input, and return a string. I also knew I wanted a method that simply </text:span><text:soft-page-break/><text:span text:style-name="T29">took a yes or no answer. With these methods prepared I didn’t really see any way of planning my Controls class, so instead I dived right in. I found that I wanted to work with switch statements and a lot of if statements. I heavily depended on external functions from my other classes to feed the controls class information. In the end my controls documentation was heavily relied on for notes and understanding my code as I wrote them so fast that I had a harder time discussing them.<text:line-break/><text:line-break/>Summary: My final thoughts on the project is this was a massive project. I can think of hundreds of things I would like to do in the program and I can think of hundreds of ways I would do the project differently. But the reality is a project of this size isn’t going to be perfect or at least not at a rate that I work. I needed to work under a deadline and after getting two extensions on this </text:span><text:span text:style-name="T32">course I decided I had to simplify my method and make decisions on what I decided I would fix. For example I needed to go through a lot of my programs and remove the static methods. Before making static methods was easier than creating instances of those methods. But as my program got bigger I worried about the required space it would need to compile and run the program. I also realized that having static methods was sloppy and unprofessional. Having said that this project was a great assignment, it allowed me to experiment and learn so much that I feel I have a much better grasp on the Java langu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fo:color="#00a65d"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46f86c" officeooo:paragraph-rsid="0046f8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ssignment 4 Journal</text:p>
        <text:p text:style-name="MP1">Comp268</text:p>
        <text:p text:style-name="MP1">Louis Hauteclocqu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8T13:43:07.153594226</meta:creation-date>
    <dc:date>2021-01-07T19:25:17.274586192</dc:date>
    <meta:editing-duration>P1DT4H6M57S</meta:editing-duration>
    <meta:editing-cycles>6</meta:editing-cycles>
    <meta:generator>LibreOffice/6.0.7.3$Linux_X86_64 LibreOffice_project/00m0$Build-3</meta:generator>
    <meta:document-statistic meta:table-count="0" meta:image-count="0" meta:object-count="0" meta:page-count="9" meta:paragraph-count="97" meta:word-count="3936" meta:character-count="22797" meta:non-whitespace-character-count="18884"/>
  </office:meta>
</office:document-meta>
</file>